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THODS OF PRAISE (3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ETHODS OF PRAISE (33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ith joy from our hearts (33:1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ith songs from our harps (33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3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ETHODS OF PRAISE (33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ESSAGES OF PRAISE (33:4-2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MESSAGES OF PRAISE (33:4-22)<text:s text:c="1"/></text:span><text:span text:style-name="a472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raise God for his goodness (33:4-5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raise God for his power over creation (33:6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Praise God for his sovereignty (33:10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raise God for his omniscience (33:13-1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Praise God for his omnipotence (33:16-17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Praise God for his protection (33:18-2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PSALM 33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THE METHODS OF PRAISE (33:1-3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THE MESSAGES OF PRAISE (33:4-22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3 </dc:title>
    <meta:initial-creator>David STRICKLAND</meta:initial-creator>
    <dc:creator>David STRICKLAND</dc:creator>
    <meta:creation-date>2020-02-22T19:32:43Z</meta:creation-date>
    <dc:date>2020-02-22T19:32:43Z</dc:date>
    <meta:template xlink:href="BibleStudy" xlink:type="simple"/>
    <meta:editing-cycles>1</meta:editing-cycles>
    <meta:editing-duration>PT0S</meta:editing-duration>
    <meta:document-statistic meta:paragraph-count="18" meta:word-count="129"/>
  </office:meta>
</office:document-meta>
</file>